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4609b" officeooo:paragraph-rsid="001fd598"/>
    </style:style>
    <style:style style:name="P2" style:family="paragraph" style:parent-style-name="Title">
      <style:text-properties officeooo:paragraph-rsid="00244d3c"/>
    </style:style>
    <style:style style:name="P3" style:family="paragraph" style:parent-style-name="Heading_20_2">
      <style:text-properties officeooo:rsid="0014609b" officeooo:paragraph-rsid="001fd598"/>
    </style:style>
    <style:style style:name="P4" style:family="paragraph" style:parent-style-name="Preformatted_20_Text" style:list-style-name="L6"/>
    <style:style style:name="P5" style:family="paragraph" style:parent-style-name="Preformatted_20_Text" style:list-style-name="L6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cm" fo:margin-bottom="0cm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Text_20_body" style:list-style-name="L4">
      <style:paragraph-properties fo:margin-top="0cm" fo:margin-bottom="0cm" style:contextual-spacing="false"/>
    </style:style>
    <style:style style:name="P14" style:family="paragraph" style:parent-style-name="Text_20_body" style:list-style-name="L5"/>
    <style:style style:name="P15" style:family="paragraph" style:parent-style-name="Text_20_body" style:list-style-name="L5">
      <style:paragraph-properties fo:margin-top="0cm" fo:margin-bottom="0cm" style:contextual-spacing="false"/>
    </style:style>
    <style:style style:name="P16" style:family="paragraph" style:parent-style-name="Text_20_body" style:list-style-name="L6"/>
    <style:style style:name="P17" style:family="paragraph" style:parent-style-name="Text_20_body" style:list-style-name="L6">
      <style:paragraph-properties fo:margin-top="0cm" fo:margin-bottom="0cm" style:contextual-spacing="false"/>
    </style:style>
    <style:style style:name="T1" style:family="text">
      <style:text-properties officeooo:rsid="00244d3c"/>
    </style:style>
    <style:style style:name="T2" style:family="text">
      <style:text-properties officeooo:rsid="0027321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ODULO <text:span text:style-name="T1">2</text:span> – <text:span text:style-name="T2">Ejercicio</text:span> </text:p>
      <text:p text:style-name="P2"><text:s/><text:span text:style-name="T2">Arranque dual (windows 11/Linux Mint Debian Edition)</text:span></text:p>
      <text:h text:style-name="P3" text:outline-level="2"><text:span text:style-name="Strong_20_Emphasis">🖥️ Objetivo del Ejercicio</text:span></text:h>
      <text:list text:style-name="L1">
        <text:list-item>
          <text:p text:style-name="P7">Instalar <text:span text:style-name="Strong_20_Emphasis">Windows 11</text:span> en VirtualBox.</text:p>
        </text:list-item>
        <text:list-item>
          <text:p text:style-name="P7">Reducir el espacio del disco de Windows para crear una partición de 40 GB.</text:p>
        </text:list-item>
        <text:list-item>
          <text:p text:style-name="P7">Instalar <text:span text:style-name="Strong_20_Emphasis">Linux Mint Debian Edition (LMDE)</text:span> en esa partición.</text:p>
        </text:list-item>
        <text:list-item>
          <text:p text:style-name="P6">Configurar <text:span text:style-name="Strong_20_Emphasis">GRUB</text:span> para gestionar el arranque dual.</text:p>
        </text:list-item>
      </text:list>
      <text:p text:style-name="Horizontal_20_Line"/>
      <text:h text:style-name="Heading_20_2" text:outline-level="2"><text:span text:style-name="Strong_20_Emphasis">Requisitos Previos</text:span></text:h>
      <text:list text:style-name="L2">
        <text:list-item>
          <text:p text:style-name="P9"><text:span text:style-name="Strong_20_Emphasis">VirtualBox</text:span> instalado en tu computadora anfitrión.</text:p>
        </text:list-item>
        <text:list-item>
          <text:p text:style-name="P9"><text:span text:style-name="Strong_20_Emphasis">Imagen ISO de Windows 11</text:span>.</text:p>
        </text:list-item>
        <text:list-item>
          <text:p text:style-name="P9"><text:span text:style-name="Strong_20_Emphasis">Imagen ISO de Linux Mint Debian Edition (LMDE)</text:span>.</text:p>
        </text:list-item>
        <text:list-item>
          <text:p text:style-name="P9">Al menos <text:span text:style-name="Strong_20_Emphasis">100 GB de espacio libre</text:span> en tu disco anfitrión.</text:p>
        </text:list-item>
        <text:list-item>
          <text:p text:style-name="P8">Al menos <text:span text:style-name="Strong_20_Emphasis">8 GB de RAM</text:span> para la máquina virtual (4 GB mínimo para un rendimiento aceptable).</text:p>
        </text:list-item>
      </text:list>
      <text:p text:style-name="Horizontal_20_Line"/>
      <text:h text:style-name="Heading_20_2" text:outline-level="2"><text:span text:style-name="Strong_20_Emphasis">Parte 1: Instalación de Windows 11</text:span></text:h>
      <text:list text:style-name="L3">
        <text:list-item>
          <text:p text:style-name="P10"><text:span text:style-name="Strong_20_Emphasis">Crear una nueva máquina virtual en VirtualBox</text:span>:</text:p>
          <text:list>
            <text:list-item>
              <text:p text:style-name="P11">Abre VirtualBox y haz clic en <text:span text:style-name="Strong_20_Emphasis">"Nueva"</text:span>.</text:p>
            </text:list-item>
            <text:list-item>
              <text:p text:style-name="P11">Asigna un nombre (ej. <text:span text:style-name="Source_20_Text">Windows11_LMDE</text:span>).</text:p>
            </text:list-item>
            <text:list-item>
              <text:p text:style-name="P11">Tipo: <text:span text:style-name="Strong_20_Emphasis">Microsoft Windows</text:span>.</text:p>
            </text:list-item>
            <text:list-item>
              <text:p text:style-name="P11">Versión: <text:span text:style-name="Strong_20_Emphasis">Windows 11 (64-bit)</text:span>.</text:p>
            </text:list-item>
            <text:list-item>
              <text:p text:style-name="P11">Asigna <text:span text:style-name="Strong_20_Emphasis">4096 MB (4 GB) de RAM</text:span> (o más si es posible).</text:p>
            </text:list-item>
            <text:list-item>
              <text:p text:style-name="P11">Selecciona <text:span text:style-name="Strong_20_Emphasis">"Crear un disco duro virtual ahora"</text:span>.</text:p>
            </text:list-item>
            <text:list-item>
              <text:p text:style-name="P11">Tipo de archivo: <text:span text:style-name="Strong_20_Emphasis">VDI (VirtualBox Disk Image)</text:span>.</text:p>
            </text:list-item>
            <text:list-item>
              <text:p text:style-name="P11">Almacenamiento en disco: <text:span text:style-name="Strong_20_Emphasis">Reservado dinámicamente</text:span>.</text:p>
            </text:list-item>
            <text:list-item>
              <text:p text:style-name="P11">Asigna un tamaño de disco de <text:span text:style-name="Strong_20_Emphasis">100 GB</text:span> (para acomodar ambos sistemas).</text:p>
            </text:list-item>
          </text:list>
        </text:list-item>
        <text:list-item>
          <text:p text:style-name="P10"><text:span text:style-name="Strong_20_Emphasis">Montar la ISO de Windows 11</text:span>:</text:p>
          <text:list>
            <text:list-item>
              <text:p text:style-name="P11">Selecciona la máquina virtual y haz clic en <text:span text:style-name="Strong_20_Emphasis">"Configuración"</text:span>.</text:p>
            </text:list-item>
            <text:list-item>
              <text:p text:style-name="P11">Ve a <text:span text:style-name="Strong_20_Emphasis">"Almacenamiento"</text:span> y selecciona el icono de CD junto a <text:span text:style-name="Strong_20_Emphasis">"Controlador IDE"</text:span>.</text:p>
            </text:list-item>
            <text:list-item>
              <text:p text:style-name="P11">Monta la ISO de Windows 11.</text:p>
            </text:list-item>
          </text:list>
        </text:list-item>
        <text:list-item>
          <text:p text:style-name="P10"><text:span text:style-name="Strong_20_Emphasis">Instalar Windows 11</text:span>:</text:p>
          <text:list>
            <text:list-item>
              <text:p text:style-name="P11">Inicia la máquina virtual.</text:p>
            </text:list-item>
            <text:list-item>
              <text:p text:style-name="P11"><text:soft-page-break/>Sigue el asistente de instalación de Windows 11.</text:p>
              <text:p text:style-name="P11"/>
            </text:list-item>
          </text:list>
        </text:list-item>
        <text:list-item>
          <text:p text:style-name="P10"><text:span text:style-name="Strong_20_Emphasis">Configurar Windows 11</text:span>:</text:p>
          <text:list>
            <text:list-item>
              <text:p text:style-name="P11">Completa el proceso de instalación y configuración inicial de Windows 11.</text:p>
            </text:list-item>
            <text:list-item>
              <text:p text:style-name="P10">Asegúrate de que Windows 11 funcione correctamente.</text:p>
            </text:list-item>
          </text:list>
        </text:list-item>
      </text:list>
      <text:p text:style-name="Horizontal_20_Line"/>
      <text:h text:style-name="Heading_20_2" text:outline-level="2"><text:span text:style-name="Strong_20_Emphasis">Parte 2: Reducir el Espacio del Disco en Windows 11</text:span></text:h>
      <text:list text:style-name="L4">
        <text:list-item>
          <text:p text:style-name="P12"><text:span text:style-name="Strong_20_Emphasis">Abrir el Administrador de Discos</text:span>:</text:p>
          <text:list>
            <text:list-item>
              <text:p text:style-name="P13">Haz clic derecho en el botón <text:span text:style-name="Strong_20_Emphasis">"Inicio"</text:span> y selecciona <text:span text:style-name="Strong_20_Emphasis">"Administración de discos"</text:span>.</text:p>
            </text:list-item>
          </text:list>
        </text:list-item>
        <text:list-item>
          <text:p text:style-name="P12"><text:span text:style-name="Strong_20_Emphasis">Reducir la Partición</text:span>:</text:p>
          <text:list>
            <text:list-item>
              <text:p text:style-name="P13">Selecciona la partición principal de <text:span text:style-name="Strong_20_Emphasis">Windows 11</text:span>.</text:p>
            </text:list-item>
            <text:list-item>
              <text:p text:style-name="P13">Haz clic derecho y selecciona <text:span text:style-name="Strong_20_Emphasis">"Reducir volumen"</text:span>.</text:p>
            </text:list-item>
            <text:list-item>
              <text:p text:style-name="P13">Reduce el volumen en <text:span text:style-name="Strong_20_Emphasis">40 GB</text:span> (para dejar espacio para Linux Mint).</text:p>
            </text:list-item>
          </text:list>
        </text:list-item>
        <text:list-item>
          <text:p text:style-name="P12"><text:span text:style-name="Strong_20_Emphasis">Confirmar la Reducción</text:span>:</text:p>
          <text:list>
            <text:list-item>
              <text:p text:style-name="P12">Ahora deberías ver <text:span text:style-name="Strong_20_Emphasis">40 GB de espacio no asignado</text:span>.</text:p>
            </text:list-item>
          </text:list>
        </text:list-item>
      </text:list>
      <text:p text:style-name="Horizontal_20_Line"/>
      <text:h text:style-name="Heading_20_2" text:outline-level="2"><text:span text:style-name="Strong_20_Emphasis">Parte 3: Instalar Linux Mint Debian Edition (LMDE)</text:span></text:h>
      <text:list text:style-name="L5">
        <text:list-item>
          <text:p text:style-name="P14"><text:span text:style-name="Strong_20_Emphasis">Montar la ISO de LMDE</text:span>:</text:p>
          <text:list>
            <text:list-item>
              <text:p text:style-name="P15">Apaga la máquina virtual.</text:p>
            </text:list-item>
            <text:list-item>
              <text:p text:style-name="P15">Ve a <text:span text:style-name="Strong_20_Emphasis">"Configuración"</text:span> → <text:span text:style-name="Strong_20_Emphasis">"Almacenamiento"</text:span>.</text:p>
            </text:list-item>
            <text:list-item>
              <text:p text:style-name="P15">Monta la ISO de <text:span text:style-name="Strong_20_Emphasis">LMDE</text:span> en el controlador IDE.</text:p>
            </text:list-item>
          </text:list>
        </text:list-item>
        <text:list-item>
          <text:p text:style-name="P14"><text:span text:style-name="Strong_20_Emphasis">Iniciar la Instalación de LMDE</text:span>:</text:p>
          <text:list>
            <text:list-item>
              <text:p text:style-name="P15">Inicia la máquina virtual con la ISO de LMDE.</text:p>
            </text:list-item>
            <text:list-item>
              <text:p text:style-name="P15">Selecciona <text:span text:style-name="Strong_20_Emphasis">"Start LMDE"</text:span> para iniciar el entorno en vivo.</text:p>
            </text:list-item>
          </text:list>
        </text:list-item>
        <text:list-item>
          <text:p text:style-name="P14"><text:span text:style-name="Strong_20_Emphasis">Instalar LMDE en el Espacio Libre</text:span>:</text:p>
          <text:list>
            <text:list-item>
              <text:p text:style-name="P15">Abre el instalador de LMDE.</text:p>
            </text:list-item>
            <text:list-item>
              <text:p text:style-name="P15">Selecciona <text:span text:style-name="Strong_20_Emphasis">"Instalar junto a otros sistemas operativos"</text:span> o elige el espacio libre manualmente (40 GB).</text:p>
            </text:list-item>
            <text:list-item>
              <text:p text:style-name="P15">Selecciona <text:span text:style-name="Strong_20_Emphasis">el espacio libre de 40 GB</text:span> como destino.</text:p>
            </text:list-item>
            <text:list-item>
              <text:p text:style-name="P15">Configura:</text:p>
              <text:list>
                <text:list-item>
                  <text:p text:style-name="P15"><text:span text:style-name="Strong_20_Emphasis">Punto de montaje</text:span>: <text:span text:style-name="Source_20_Text">/</text:span> (raíz).</text:p>
                </text:list-item>
                <text:list-item>
                  <text:p text:style-name="P15"><text:span text:style-name="Strong_20_Emphasis">Sistema de archivos</text:span>: <text:span text:style-name="Source_20_Text">ext4</text:span>.</text:p>
                </text:list-item>
              </text:list>
            </text:list-item>
          </text:list>
        </text:list-item>
        <text:list-item>
          <text:p text:style-name="P14"><text:span text:style-name="Strong_20_Emphasis">Instalar el Gestor de Arranque (GRUB)</text:span>:</text:p>
          <text:list>
            <text:list-item>
              <text:p text:style-name="P15">Durante la instalación, selecciona instalar <text:span text:style-name="Strong_20_Emphasis">GRUB en el disco principal</text:span> (<text:span text:style-name="Source_20_Text">/dev/sda</text:span>).</text:p>
            </text:list-item>
            <text:list-item>
              <text:p text:style-name="P14">Completa la instalación y reinicia la máquina virtual.</text:p>
            </text:list-item>
          </text:list>
        </text:list-item>
      </text:list>
      <text:p text:style-name="Horizontal_20_Line"/>
      <text:h text:style-name="Heading_20_2" text:outline-level="2"><text:soft-page-break/><text:span text:style-name="Strong_20_Emphasis">Parte 4: Configurar el Arranque Dual</text:span></text:h>
      <text:list text:style-name="L6">
        <text:list-item>
          <text:p text:style-name="P16"><text:span text:style-name="Strong_20_Emphasis">Verificar el Menú de GRUB</text:span>:</text:p>
          <text:list>
            <text:list-item>
              <text:p text:style-name="P17">Al reiniciar, deberías ver el menú de GRUB que permite elegir entre:</text:p>
              <text:list>
                <text:list-item>
                  <text:p text:style-name="P17"><text:span text:style-name="Strong_20_Emphasis">Linux Mint Debian Edition</text:span>.</text:p>
                </text:list-item>
                <text:list-item>
                  <text:p text:style-name="P17"><text:span text:style-name="Strong_20_Emphasis">Windows 11</text:span>.</text:p>
                </text:list-item>
              </text:list>
            </text:list-item>
          </text:list>
        </text:list-item>
        <text:list-item>
          <text:p text:style-name="P16"><text:span text:style-name="Strong_20_Emphasis">Seleccionar el Sistema Operativo por Defecto</text:span> (Opcional):</text:p>
          <text:list>
            <text:list-item>
              <text:p text:style-name="P16">Inicia LMDE.</text:p>
            </text:list-item>
            <text:list-item>
              <text:p text:style-name="P16">Abre una terminal y edita el archivo de configuración de GRUB:</text:p>
              <text:p text:style-name="P4"/>
              <text:p text:style-name="P5"><text:span text:style-name="Source_20_Text">sudo nano /etc/default/grub</text:span></text:p>
            </text:list-item>
            <text:list-item>
              <text:p text:style-name="P16">Cambia la línea <text:span text:style-name="Source_20_Text">GRUB_DEFAULT</text:span> para seleccionar el sistema por defecto. Ejemplo:</text:p>
              <text:p text:style-name="P4"/>
              <text:p text:style-name="P5"><text:span text:style-name="Source_20_Text">GRUB_DEFAULT=0 <text:s/># 0 es la primera opción en el menú (LMDE)</text:span></text:p>
            </text:list-item>
            <text:list-item>
              <text:p text:style-name="P16">Actualiza GRUB:</text:p>
              <text:p text:style-name="P4"/>
              <text:p text:style-name="P5"><text:span text:style-name="Source_20_Text">sudo update-grub</text:span></text:p>
            </text:list-item>
          </text:list>
        </text:list-item>
        <text:list-item>
          <text:p text:style-name="P16"><text:span text:style-name="Strong_20_Emphasis">Reiniciar y Probar</text:span>:</text:p>
          <text:list>
            <text:list-item>
              <text:p text:style-name="P16">Reinicia la máquina virtual y verifica que puedas arrancar tanto en <text:span text:style-name="Strong_20_Emphasis">LMDE</text:span> como en <text:span text:style-name="Strong_20_Emphasis">Windows 11</text:span>.</text:p>
            </text:list-item>
          </text:list>
        </text:list-item>
      </text:list>
      <text:p text:style-name="P1"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style:font-name="Liberation Serif" fo:font-family="'Liberation Serif'" style:font-family-generic="roman" style:font-pitch="variable" fo:font-size="7pt" fo:font-weight="bold" style:font-name-asian="NSimSun" style:font-family-asian="NSimSun" style:font-family-generic-asian="system" style:font-pitch-asian="variable" style:font-size-asian="7pt" style:font-weight-asian="bold" style:font-name-complex="Lucida Sans1" style:font-family-complex="'Lucida Sans'" style:font-family-generic-complex="system" style:font-pitch-complex="variable" style:font-size-complex="7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09:51:32.266000000</meta:creation-date>
    <dc:date>2024-12-17T20:59:51.668087532</dc:date>
    <meta:editing-duration>PT1H58M18S</meta:editing-duration>
    <meta:editing-cycles>17</meta:editing-cycles>
    <meta:generator>LibreOffice/24.2.2.2$Linux_X86_64 LibreOffice_project/d56cc158d8a96260b836f100ef4b4ef25d6f1a01</meta:generator>
    <meta:print-date>2024-11-26T19:35:32.806498525</meta:print-date>
    <meta:printed-by>Archivos PDF</meta:printed-by>
    <meta:document-statistic meta:table-count="0" meta:image-count="0" meta:object-count="0" meta:page-count="3" meta:paragraph-count="80" meta:word-count="604" meta:character-count="3362" meta:non-whitespace-character-count="2902"/>
  </office:meta>
</office:document-meta>
</file>